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Segoe UI" svg:font-family="'Segoe U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paragraph-properties fo:margin-left="0cm" fo:margin-right="0cm" fo:text-indent="-0.635cm" style:auto-text-indent="false"/>
      <style:text-properties officeooo:paragraph-rsid="0006cd7a"/>
    </style:style>
    <style:style style:name="P4" style:family="paragraph" style:parent-style-name="Text_20_body">
      <style:text-properties officeooo:paragraph-rsid="0008c1f7"/>
    </style:style>
    <style:style style:name="P5" style:family="paragraph" style:parent-style-name="Text_20_body">
      <style:text-properties officeooo:paragraph-rsid="000a9f9e"/>
    </style:style>
    <style:style style:name="P6" style:family="paragraph" style:parent-style-name="Text_20_body">
      <style:text-properties officeooo:rsid="000a9f9e" officeooo:paragraph-rsid="000b7c99"/>
    </style:style>
    <style:style style:name="P7" style:family="paragraph" style:parent-style-name="Text_20_body">
      <style:text-properties officeooo:rsid="000a9f9e" officeooo:paragraph-rsid="000cdca9"/>
    </style:style>
    <style:style style:name="P8" style:family="paragraph" style:parent-style-name="Text_20_body">
      <style:text-properties officeooo:rsid="000a9f9e" officeooo:paragraph-rsid="000f2820"/>
    </style:style>
    <style:style style:name="P9" style:family="paragraph" style:parent-style-name="Text_20_body">
      <style:text-properties officeooo:paragraph-rsid="000b7c99"/>
    </style:style>
    <style:style style:name="P10" style:family="paragraph" style:parent-style-name="Text_20_body">
      <style:text-properties officeooo:rsid="000e1e32" officeooo:paragraph-rsid="000e1e32"/>
    </style:style>
    <style:style style:name="P11" style:family="paragraph" style:parent-style-name="Text_20_body">
      <style:text-properties officeooo:rsid="000e1e32" officeooo:paragraph-rsid="0010b251"/>
    </style:style>
    <style:style style:name="P12" style:family="paragraph" style:parent-style-name="Text_20_body">
      <style:text-properties officeooo:rsid="0010b251" officeooo:paragraph-rsid="0010b251"/>
    </style:style>
    <style:style style:name="P13" style:family="paragraph" style:parent-style-name="Text_20_body">
      <style:text-properties officeooo:rsid="0012afa0" officeooo:paragraph-rsid="0012afa0"/>
    </style:style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style:font-name="Symbol"/>
    </style:style>
    <style:style style:name="T3" style:family="text">
      <style:text-properties fo:font-variant="normal" fo:text-transform="none" style:font-name="Symbol" officeooo:rsid="0006cd7a"/>
    </style:style>
    <style:style style:name="T4" style:family="text">
      <style:text-properties fo:font-variant="normal" fo:text-transform="none" style:font-name="Symbol" officeooo:rsid="000cdca9"/>
    </style:style>
    <style:style style:name="T5" style:family="text">
      <style:text-properties fo:font-variant="normal" fo:text-transform="none" style:font-name="Courier New" officeooo:rsid="0006cd7a"/>
    </style:style>
    <style:style style:name="T6" style:family="text">
      <style:text-properties fo:font-variant="normal" fo:text-transform="none" style:font-name="Courier New" officeooo:rsid="0008c1f7"/>
    </style:style>
    <style:style style:name="T7" style:family="text">
      <style:text-properties fo:font-variant="normal" fo:text-transform="none" style:font-name="Liberation Serif"/>
    </style:style>
    <style:style style:name="T8" style:family="text">
      <style:text-properties fo:font-variant="normal" fo:text-transform="none" style:font-name="Liberation Serif" officeooo:rsid="000a9f9e"/>
    </style:style>
    <style:style style:name="T9" style:family="text">
      <style:text-properties fo:font-variant="normal" fo:text-transform="none" style:font-name="Liberation Serif" officeooo:rsid="000b7c99"/>
    </style:style>
    <style:style style:name="T10" style:family="text">
      <style:text-properties fo:font-variant="normal" fo:text-transform="none" style:font-name="Liberation Serif" officeooo:rsid="000cdca9"/>
    </style:style>
    <style:style style:name="T11" style:family="text">
      <style:text-properties style:font-name="Symbol"/>
    </style:style>
    <style:style style:name="T12" style:family="text">
      <style:text-properties style:font-name="Symbol" officeooo:rsid="0008c1f7"/>
    </style:style>
    <style:style style:name="T13" style:family="text">
      <style:text-properties style:font-name="Symbol" officeooo:rsid="0006cd7a"/>
    </style:style>
    <style:style style:name="T14" style:family="text">
      <style:text-properties style:font-name="Symbol" officeooo:rsid="000cdca9"/>
    </style:style>
    <style:style style:name="T15" style:family="text">
      <style:text-properties style:font-name="Courier New" officeooo:rsid="0008c1f7"/>
    </style:style>
    <style:style style:name="T16" style:family="text">
      <style:text-properties style:font-name="Courier New" officeooo:rsid="0006cd7a"/>
    </style:style>
    <style:style style:name="T17" style:family="text">
      <style:text-properties officeooo:rsid="0004c160"/>
    </style:style>
    <style:style style:name="T18" style:family="text">
      <style:text-properties officeooo:rsid="0006cd7a"/>
    </style:style>
    <style:style style:name="T19" style:family="text">
      <style:text-properties officeooo:rsid="0008c1f7"/>
    </style:style>
    <style:style style:name="T20" style:family="text">
      <style:text-properties officeooo:rsid="000b7c99"/>
    </style:style>
    <style:style style:name="T21" style:family="text">
      <style:text-properties officeooo:rsid="000cdca9"/>
    </style:style>
    <style:style style:name="T22" style:family="text">
      <style:text-properties officeooo:rsid="000d5229"/>
    </style:style>
    <style:style style:name="T23" style:family="text">
      <style:text-properties officeooo:rsid="000f2820"/>
    </style:style>
    <style:style style:name="T24" style:family="text">
      <style:text-properties officeooo:rsid="0012afa0"/>
    </style:style>
    <style:style style:name="T25" style:family="text">
      <style:text-properties officeooo:rsid="001365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><text:span text:style-name="T1">Si vous voyez des modifs ou corrections, n’hésitez pas à nous les transmettre.</text:span> </text:p>
      <text:p text:style-name="Text_20_body"/>
      <text:p text:style-name="P2"><text:span text:style-name="T17">Pour notre front, notre choix s’est porté sur React accompagné de Javascript et jQuery.</text:span></text:p>
      <text:p text:style-name="P4"><text:span text:style-name="T11"/></text:p>
      <text:p text:style-name="P5"><text:span text:style-name="T11">·</text:span><text:span text:style-name="T2"> </text:span>Nos <text:span text:style-name="T19">principaux composants</text:span> :</text:p>
      <text:p text:style-name="P4"><text:span text:style-name="T3"><text:tab/></text:span><text:span text:style-name="T5">o </text:span><text:span text:style-name="T18">S</text:span>i<text:span text:style-name="T18">te </text:span>: <text:span text:style-name="T19">Point de lancement de notre site</text:span></text:p>
      <text:p text:style-name="P4"><text:span text:style-name="T12"><text:tab/></text:span><text:span text:style-name="T15">o</text:span><text:span text:style-name="T6"> </text:span><text:span text:style-name="T19">Entente </text:span>: <text:span text:style-name="T19">Affiche l’identité ainsi que des détails sur l’uilisateur</text:span></text:p>
      <text:p text:style-name="P4"><text:span text:style-name="T12"><text:tab/></text:span><text:span text:style-name="T15">o</text:span><text:span text:style-name="T6"> </text:span><text:span text:style-name="T19">PiedPage </text:span>: <text:span text:style-name="T19">Affiche des détails sur l’application</text:span></text:p>
      <text:p text:style-name="P4"><text:span text:style-name="T12"><text:tab/></text:span><text:span text:style-name="T15">o</text:span><text:span text:style-name="T6"> </text:span><text:span text:style-name="T19">BarDeNav </text:span>: <text:span text:style-name="T18">Sert à guider le choix de l’utilisateur</text:span></text:p>
      <text:p text:style-name="P4"><text:span text:style-name="T13"><text:tab/></text:span><text:span text:style-name="T16">o</text:span><text:span text:style-name="T5"> </text:span><text:span text:style-name="T18">Pages </text:span>: <text:span text:style-name="T18">Permet de définir le contenu de la page</text:span></text:p>
      <text:p text:style-name="P3"/>
      <text:p text:style-name="P5"><text:span text:style-name="T11">·</text:span><text:span text:style-name="T2"> </text:span><text:span text:style-name="T7">Traitement</text:span><text:span text:style-name="T8"> des données issues du back</text:span> :</text:p>
      <text:p text:style-name="P6">Les données format<text:span text:style-name="T20">ées</text:span> <text:span text:style-name="T20">en </text:span>Json sont <text:span text:style-name="T20">échangées</text:span> <text:span text:style-name="T20">avec le back </text:span>via des requêtes HTTP <text:span text:style-name="T20">s’appuyant sur les méthodes CRUD.</text:span></text:p>
      <text:p text:style-name="P6"/>
      <text:p text:style-name="P9"><text:span text:style-name="T11">·</text:span><text:span text:style-name="T2"> </text:span><text:span text:style-name="T9">L’affichage des calendriers </text:span>:</text:p>
      <text:p text:style-name="P9"><text:span text:style-name="T9">S’appuie sur Javascript</text:span><text:span text:style-name="T10"> </text:span><text:span text:style-name="T9">et jQuery, Réact ne se chargeant que de forunir une page contenant des boutons et des Divs devant accueillir ces calendriers. Les boutons </text:span><text:span text:style-name="T10">ainsi que les divs ont tous des ID afin de permettre des traitements en DOM via jQuery.</text:span></text:p>
      <text:p text:style-name="P6"/>
      <text:p text:style-name="P7"><text:span text:style-name="T14">·</text:span><text:span text:style-name="T4"> </text:span><text:span text:style-name="T21">Les Pages (données attendues ou transmises) :</text:span></text:p>
      <text:p text:style-name="P7"><text:span text:style-name="T13"><text:tab/></text:span><text:span text:style-name="T16">o</text:span><text:span text:style-name="T5"> </text:span><text:span text:style-name="T21">Liste de demandes :</text:span></text:p>
      <text:p text:style-name="P8"><text:span text:style-name="T21">Entrée : [absence].{n°demande, absence.debut, absence.fin}, employe.{nom, prenom, nomResp, prenomResp}, [type].{nom}, [statut].{nom}</text:span></text:p>
      <text:p text:style-name="P7"><text:span text:style-name="T22">Sortie : Néant</text:span></text:p>
      <text:p text:style-name="P7"/>
      <text:p text:style-name="P7"><text:span text:style-name="T22">- Nouvelle demande :</text:span></text:p>
      <text:p text:style-name="P10">Entrée : <text:span text:style-name="T23">e</text:span>mploye.<text:span text:style-name="T23">{</text:span>nbCa, nbRtt, nbRC, nomResp, prenomResp<text:span text:style-name="T23">}</text:span><text:line-break/>Sortie : type.<text:span text:style-name="T23">{</text:span>nom<text:span text:style-name="T23">}</text:span>, absence.<text:span text:style-name="T23">{</text:span>type, debut, fin<text:span text:style-name="T23">}</text:span></text:p>
      <text:p text:style-name="P7"/>
      <text:p text:style-name="P7"/>
      <text:p text:style-name="P10"><text:soft-page-break/>- Declaration d’absence :</text:p>
      <text:p text:style-name="P10">Entée : <text:span text:style-name="T23">[employe].{</text:span>nom, <text:span text:style-name="T23">prenom, nbCa, nbRtt, nbRC}<text:line-break/>Sortie : employe.{nom, prenom}, absence.{debut, fin, commentaires}, type.{nom}</text:span></text:p>
      <text:p text:style-name="P10"/>
      <text:p text:style-name="P12">- Reliquat de congés :</text:p>
      <text:p text:style-name="P11">Entée : <text:span text:style-name="T23">[employe].{</text:span>nom, <text:span text:style-name="T23">prenom, matricule, nomResp, prenomResp, nbCa, nbRtt, nbRC}<text:line-break/>Sortie : néant<text:line-break/></text:span></text:p>
      <text:p text:style-name="P12">- Calendriers :</text:p>
      <text:p text:style-name="P12">Entrée : [absence].{<text:span text:style-name="T24">idEquipe, idEmploye, </text:span>debut, fin}, type.{nom}, <text:span text:style-name="T24">statut.{nom}, [employe].{nom, prenom}<text:line-break/>Sortie : néant</text:span></text:p>
      <text:p text:style-name="P12"/>
      <text:p text:style-name="P13">Gestion du personnel :</text:p>
      <text:p text:style-name="P13">Entrée : [employe].{nom, prenom, <text:span text:style-name="T25">matricule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Segoe UI" svg:font-family="'Segoe U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21:42:16.392000000</meta:creation-date>
    <dc:date>2017-06-02T23:31:48.698000000</dc:date>
    <meta:editing-duration>PT23M19S</meta:editing-duration>
    <meta:editing-cycles>4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26" meta:word-count="262" meta:character-count="1707" meta:non-whitespace-character-count="1463"/>
  </office:meta>
</office:document-meta>
</file>